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erif" style:font-family-generic="roman"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center"/>
      <style:text-properties fo:font-family="Serif" style:font-family-generic="roman" fo:font-size="8pt" style:font-size-asian="8pt" style:font-size-complex="8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Monospace" style:font-pitch="fixed" fo:font-size="9pt" style:font-size-asian="9pt" style:font-size-complex="9pt"/>
    </style:style>
    <style:style style:name="P6" style:family="paragraph">
      <style:paragraph-properties fo:text-align="center"/>
      <style:text-properties fo:font-family="Serif" style:font-family-generic="roman" fo:font-size="10pt" style:font-size-asian="10pt" style:font-size-complex="10pt"/>
    </style:style>
    <style:style style:name="P7" style:family="paragraph">
      <style:text-properties fo:font-family="Serif" style:font-family-generic="roman" fo:font-size="8pt" fo:font-style="normal" style:font-size-asian="8pt" style:font-style-asian="normal" style:font-size-complex="8pt" style:font-style-complex="normal"/>
    </style:style>
    <style:style style:name="P8" style:family="paragraph">
      <style:text-properties fo:font-family="Monospace" style:font-pitch="fixed" fo:font-size="12pt" style:font-size-asian="12pt" style:font-size-complex="12pt"/>
    </style:style>
    <style:style style:name="T1" style:family="text">
      <style:text-properties fo:font-family="Serif" style:font-family-generic="roman" fo:font-size="9pt" fo:font-style="italic" style:font-size-asian="9pt" style:font-style-asian="italic" style:font-size-complex="9pt" style:font-style-complex="italic"/>
    </style:style>
    <style:style style:name="T2" style:family="text">
      <style:text-properties fo:font-family="Serif" style:font-family-generic="roman" fo:font-size="10pt" style:font-size-asian="10pt" style:font-size-complex="10pt"/>
    </style:style>
    <style:style style:name="T3" style:family="text">
      <style:text-properties fo:font-family="Monospace" style:font-pitch="fixed" fo:font-size="9pt" style:font-size-asian="9pt" style:font-size-complex="9pt"/>
    </style:style>
    <style:style style:name="T4" style:family="text">
      <style:text-properties fo:font-family="Monospace" style:font-pitch="fixed" fo:font-size="9pt" fo:font-weight="bold" style:font-size-asian="9pt" style:font-weight-asian="bold" style:font-size-complex="9pt" style:font-weight-complex="bold"/>
    </style:style>
    <style:style style:name="T5" style:family="text">
      <style:text-properties fo:font-family="Serif" style:font-family-generic="roman" fo:font-size="8pt" fo:font-style="normal" style:font-size-asian="8pt" style:font-style-asian="normal" style:font-size-complex="8pt" style:font-style-complex="normal"/>
    </style:style>
    <style:style style:name="T6" style:family="text">
      <style:text-properties fo:font-family="Serif" style:font-family-generic="roman" fo:font-size="8pt" fo:font-style="italic" style:font-size-asian="8pt" style:font-style-asian="italic" style:font-size-complex="8pt" style:font-style-complex="italic"/>
    </style:style>
    <style:style style:name="T7" style:family="text">
      <style:text-properties fo:font-family="Monospace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5.2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0.5cm" svg:x="4.702cm" svg:y="2.8cm">
          <text:p text:style-name="P1"><text:span text:style-name="T1">sign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0.5cm" svg:x="4.702cm" svg:y="4cm">
          <text:p text:style-name="P1"><text:span text:style-name="T1">sign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0.5cm" svg:x="4.702cm" svg:y="5.2cm">
          <text:p text:style-name="P1"><text:span text:style-name="T1">sign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cm" svg:height="0.5cm" svg:x="4.702cm" svg:y="2.3cm">
          <text:p text:style-name="P1"><text:span text:style-name="T2">1HB5XML...bifRoD4miY36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6.102cm" svg:y="5.2cm">
          <text:p text:style-name="P4"><text:span text:style-name="T3">0.8761000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6.102cm" svg:y="4cm">
          <text:p text:style-name="P4"><text:span text:style-name="T3">1.001322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6.102cm" svg:y="2.8cm">
          <text:p text:style-name="P4"><text:span text:style-name="T3">1.5488144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01cm" svg:height="0.5cm" svg:x="4.701cm" svg:y="3.499cm">
          <text:p text:style-name="P1"><text:span text:style-name="T2">1J78i1Ls49...45o4Gh972B9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02cm" svg:height="0.5cm" svg:x="4.7cm" svg:y="4.698cm">
          <text:p text:style-name="P1"><text:span text:style-name="T2">1LiCkmZhP...yJgXmybnGC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6.102cm" svg:y="6cm">
          <text:p text:style-name="P4"><text:span text:style-name="T3">3.4262366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4cm" svg:height="0.5cm" svg:x="11.50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cm" svg:height="0.5cm" svg:x="11.502cm" svg:y="3.4cm">
          <text:p text:style-name="P1"><text:span text:style-name="T2">1PTpzE3uTx...txM7SYuQV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12.902cm" svg:y="3.9cm">
          <text:p text:style-name="P4"><text:span text:style-name="T3">3.0000000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4cm" svg:height="0.5cm" svg:x="11.50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cm" svg:height="0.5cm" svg:x="11.502cm" svg:y="4.7cm">
          <text:p text:style-name="P1"><text:span text:style-name="T2">1Nuv4UV75d9JXo...edboP9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12.902cm" svg:y="5.2cm">
          <text:p text:style-name="P4"><text:span text:style-name="T3">0.426</text:span><text:span text:style-name="T4">0</text:span><text:span text:style-name="T3">366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0.5cm" svg:x="12.902cm" svg:y="6cm">
          <text:p text:style-name="P4"><text:span text:style-name="T3">3.426</text:span><text:span text:style-name="T4">0</text:span><text:span text:style-name="T3">366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cm" svg:x="10.002cm" svg:y="4cm">
          <text:p/>
          <draw:enhanced-geometry svg:viewBox="0 0 21600 21600" draw:text-areas="0 ?f0 ?f5 ?f2" draw:type="right-arrow" draw:modifiers="12715.4038301415 5157.242757242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2cm" svg:height="1cm" svg:x="5.3cm" svg:y="7.2cm">
          <draw:text-box>
            <text:p><text:span text:style-name="T5">Valor total de entrada.</text:span></text:p>
          </draw:text-box>
        </draw:frame>
        <draw:g>
          <draw:path draw:style-name="gr7" draw:text-style-name="P1" draw:layer="layout" svg:width="0.899cm" svg:height="0.543cm" draw:transform="rotate (-2.50315121321027) translate (6.30045425852784cm 6.73184929225223cm)" svg:viewBox="0 0 900 544" svg:d="m0 543c201 7 424-19 580-165 120-114 195-267 320-378v0">
            <text:p/>
          </draw:path>
          <draw:polyline draw:style-name="gr7" draw:text-style-name="P1" draw:layer="layout" svg:width="0.185cm" svg:height="0.004cm" draw:transform="rotate (-1.68860605130451) translate (5.96682855183329cm 6.29657149677044cm)" svg:viewBox="0 0 186 5" draw:points="0,5 93,3 186,0 186,0">
            <text:p/>
          </draw:polyline>
          <draw:polyline draw:style-name="gr7" draw:text-style-name="P1" draw:layer="layout" svg:width="0.216cm" svg:height="0.009cm" draw:transform="rotate (-2.81992847244724) translate (5.962cm 6.288cm)" svg:viewBox="0 0 217 10" draw:points="0,0 88,3 175,6 217,10">
            <text:p/>
          </draw:polyline>
        </draw:g>
        <draw:g>
          <draw:path draw:style-name="gr7" draw:text-style-name="P1" draw:layer="layout" svg:width="0.785cm" svg:height="0.472cm" draw:transform="skewX (-0.24923301718479) rotate (-0.498466034369581) translate (16.5161072698992cm 6.25311977363047cm)" svg:viewBox="0 0 786 473" svg:d="m0 25c171-12 347-52 515 4 144 47 239 225 271 406l-3 38">
            <text:p/>
          </draw:path>
          <draw:polyline draw:style-name="gr7" draw:text-style-name="P1" draw:layer="layout" svg:width="0.133cm" svg:height="0.009cm" draw:transform="skewX (-0.177849050778222) rotate (-1.39853232962306) translate (16.5204885876548cm 6.26752929411272cm)" svg:viewBox="0 0 134 10" draw:points="0,10 69,8 134,0">
            <text:p/>
          </draw:polyline>
          <draw:polyline draw:style-name="gr7" draw:text-style-name="P1" draw:layer="layout" svg:width="0.149cm" svg:height="0.046cm" draw:transform="skewX (0.347145988221672) rotate (0.733387351688017) translate (16.506cm 6.2710612244898cm)" svg:viewBox="0 0 150 47" draw:points="0,0 59,6 115,30 150,47">
            <text:p/>
          </draw:polyline>
        </draw:g>
        <draw:frame draw:style-name="gr6" draw:text-style-name="P7" draw:layer="layout" svg:width="3.9cm" svg:height="2.231cm" svg:x="15.4cm" svg:y="7cm">
          <draw:text-box>
            <text:p><text:span text:style-name="T5">Valor total de saída. Observe que ele é 0.0002 </text:span><text:span text:style-name="T6">menor</text:span><text:span text:style-name="T5"> que o de entrada. Essa diferença fica como </text:span><text:span text:style-name="T6">taxa de transação</text:span><text:span text:style-name="T5"> para o minerador.</text:span></text:p>
          </draw:text-box>
        </draw:frame>
        <draw:frame draw:style-name="gr8" draw:text-style-name="P7" draw:layer="layout" svg:width="2.2cm" svg:height="1.241cm" svg:x="17.1cm" svg:y="4.059cm">
          <draw:text-box>
            <text:p><text:span text:style-name="T5">Endereço de </text:span><text:span text:style-name="T6">Alice</text:span><text:span text:style-name="T5"> recebe o troco.</text:span></text:p>
          </draw:text-box>
        </draw:frame>
        <draw:frame draw:style-name="gr8" draw:text-style-name="P7" draw:layer="layout" svg:width="2.2cm" svg:height="1.241cm" svg:x="17cm" svg:y="2.5cm">
          <draw:text-box>
            <text:p><text:span text:style-name="T5">Endereço de </text:span><text:span text:style-name="T6">Bob</text:span><text:span text:style-name="T5"> recebe 3 bitcoins</text:span></text:p>
          </draw:text-box>
        </draw:frame>
        <draw:frame draw:style-name="gr9" draw:text-style-name="P8" draw:layer="layout" svg:width="2.4cm" svg:height="0.747cm" svg:x="6.6cm" svg:y="1.5cm">
          <draw:text-box>
            <text:p><text:span text:style-name="T7">Input:</text:span></text:p>
          </draw:text-box>
        </draw:frame>
        <draw:frame draw:style-name="gr9" draw:text-style-name="P8" draw:layer="layout" svg:width="2.3cm" svg:height="0.747cm" svg:x="12.6cm" svg:y="1.553cm">
          <draw:text-box>
            <text:p><text:span text:style-name="T7">Output:</text:span></text:p>
          </draw:text-box>
        </draw:frame>
        <draw:g>
          <draw:path draw:style-name="gr7" draw:text-style-name="P1" draw:layer="layout" svg:width="0.42cm" svg:height="1.506cm" draw:transform="skewX (-0.0942477796076938) rotate (2.97578637465033) translate (4.51501632740145cm 4.12344991503875cm)" svg:viewBox="0 0 421 1507" svg:d="m0 1504c100 14 239-13 260-200 15-145 44-291 24-444-17-138-35-282-21-422 16-155 21-343 130-433l28-5">
            <text:p/>
          </draw:path>
          <draw:path draw:style-name="gr7" draw:text-style-name="P1" draw:layer="layout" svg:width="1.088cm" svg:height="0.917cm" draw:transform="skewX (-0.369835268497598) rotate (-0.757647428290739) translate (4.1269346463647cm 4.0346498426274cm)" svg:viewBox="0 0 1089 918" svg:d="m0 19c141-76 222 92 285 190 66 101 125 211 179 320 56 112 138 207 225 288 94 87 243 146 354 57l46-32">
            <text:p/>
          </draw:path>
        </draw:g>
        <draw:frame draw:style-name="gr6" draw:text-style-name="P7" draw:layer="layout" svg:width="2.7cm" svg:height="2.561cm" svg:x="1.7cm" svg:y="2.939cm">
          <draw:text-box>
            <text:p><text:span text:style-name="T5">Endereços de </text:span><text:span text:style-name="T6">Alice</text:span><text:span text:style-name="T5"> cujos valores foram combinados o suficiente para pagar 3 bitcoins ao </text:span><text:span text:style-name="T6">Bob</text:span><text:span text:style-name="T5">.</text:span></text:p>
          </draw:text-box>
        </draw:frame>
        <draw:g>
          <draw:path draw:style-name="gr7" draw:text-style-name="P1" draw:layer="layout" svg:width="0.935cm" svg:height="0.166cm" draw:transform="skewX (0.0802851455917392) rotate (-2.59687539404236) translate (17.2717364664308cm 4.94318888766713cm)" svg:viewBox="0 0 936 167" svg:d="m0 159c106-20 207 4 314 6 111 5 226 7 323-50l130-37 109-40 60-38">
            <text:p/>
          </draw:path>
          <draw:polyline draw:style-name="gr7" draw:text-style-name="P1" draw:layer="layout" svg:width="0.113cm" svg:height="0.014cm" draw:transform="skewX (-0.0593411945678072) rotate (1.86226631187795) translate (16.4685643564356cm 5.42394838709678cm)" svg:viewBox="0 0 114 15" draw:points="0,0 69,1 114,15">
            <text:p/>
          </draw:polyline>
          <draw:polyline draw:style-name="gr7" draw:text-style-name="P1" draw:layer="layout" svg:width="0.147cm" svg:height="0.019cm" draw:transform="skewX (0.0860447321233205) rotate (0.557807228937388) translate (16.4655940594059cm 5.42475870967742cm)" svg:viewBox="0 0 148 20" draw:points="0,0 60,1 110,9 148,20">
            <text:p/>
          </draw:polyline>
        </draw:g>
        <draw:g>
          <draw:path draw:style-name="gr7" draw:text-style-name="P1" draw:layer="layout" svg:width="0.91cm" svg:height="0.326cm" draw:transform="skewX (0.0274016692563109) rotate (-2.56703026383326) translate (17.2684994645987cm 3.57658908989266cm)" svg:viewBox="0 0 911 327" svg:d="m0 324c135 11 282 0 392-91 95-78 173-187 301-215l134-7 84-11">
            <text:p/>
          </draw:path>
          <draw:polyline draw:style-name="gr7" draw:text-style-name="P1" draw:layer="layout" svg:width="0.11cm" svg:height="0.01cm" draw:transform="rotate (1.5707963267949) translate (16.5148217821782cm 4.06380695847363cm)" svg:viewBox="0 0 111 11" draw:points="0,0 64,5 111,11">
            <text:p/>
          </draw:polyline>
          <draw:polyline draw:style-name="gr7" draw:text-style-name="P1" draw:layer="layout" svg:width="0.126cm" svg:height="0.049cm" draw:transform="rotate (0.32637657012294) translate (16.503cm 4.06990347923681cm)" svg:viewBox="0 0 127 50" draw:points="0,0 59,1 109,31 127,5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2T23:01:01</meta:creation-date>
    <dc:date>2016-06-19T02:02:41</dc:date>
    <meta:editing-duration>PT40M53S</meta:editing-duration>
    <meta:editing-cycles>31</meta:editing-cycles>
    <meta:generator>LibreOffice/3.5$Linux_x86 LibreOffice_project/350m1$Build-2</meta:generator>
    <meta:document-statistic meta:object-count="45"/>
  </office:meta>
</office:document-meta>
</file>